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sifont" svg:font-family="osifon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b274" draw:marker-start-width="0.321cm" draw:marker-end-width="0.321cm" draw:fill-color="#ffffff" draw:textarea-horizontal-align="justify" draw:textarea-vertical-align="middle" draw:auto-grow-height="false" fo:min-height="10.196cm" fo:min-width="29.1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f04e4d" draw:marker-start-width="0.321cm" draw:marker-end-width="0.321cm" draw:fill-color="#ffffff" draw:textarea-horizontal-align="justify" draw:textarea-vertical-align="middle" draw:auto-grow-height="false" fo:min-height="10.061cm" fo:min-width="29.12cm" fo:padding-top="0.165cm" fo:padding-bottom="0.165cm" fo:padding-left="0.29cm" fo:padding-right="0.29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bce4e5" draw:textarea-horizontal-align="justify" draw:textarea-vertical-align="middle" draw:auto-grow-height="false" fo:min-height="3.439cm" fo:min-width="3.77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e5ca" draw:textarea-horizontal-align="justify" draw:textarea-vertical-align="middle" draw:auto-grow-height="false" fo:min-height="2.544cm" fo:min-width="3.24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bcc" draw:textarea-horizontal-align="justify" draw:textarea-vertical-align="middle" draw:auto-grow-height="false" fo:min-height="0.532cm" fo:min-width="2.495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bce4e5" draw:textarea-horizontal-align="justify" draw:textarea-vertical-align="middle" draw:auto-grow-height="false" fo:min-height="3.439cm" fo:min-width="3.74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e5ca" draw:textarea-horizontal-align="justify" draw:textarea-vertical-align="middle" draw:auto-grow-height="false" fo:min-height="2.566cm" fo:min-width="3.821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bce4e5" draw:textarea-horizontal-align="justify" draw:textarea-vertical-align="middle" draw:auto-grow-height="false" fo:min-height="4.198cm" fo:min-width="5.83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="gradient" draw:fill-color="#fffbcc" draw:fill-gradient-name="Gradient_20_4" draw:textarea-horizontal-align="justify" draw:textarea-vertical-align="middle" draw:auto-grow-height="false" fo:min-height="4.222cm" fo:min-width="3.24cm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0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2.418cm" fo:min-width="9.457cm" fo:padding-top="0.142cm" fo:padding-bottom="0.142cm" fo:padding-left="0.267cm" fo:padding-right="0.267cm" fo:wrap-option="wrap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bce4e5" draw:textarea-horizontal-align="justify" draw:textarea-vertical-align="middle" draw:auto-grow-height="false" fo:min-height="3.439cm" fo:min-width="3.794cm" fo:padding-top="0.142cm" fo:padding-bottom="0.142cm" fo:padding-left="0.267cm" fo:padding-right="0.267cm"/>
    </style:style>
    <style:style style:name="gr13" style:family="graphic" style:parent-style-name="standard" style:list-style-name="L1">
      <style:graphic-properties svg:stroke-width="0.035cm" svg:stroke-color="#000000" draw:marker-start-width="0.252cm" draw:marker-end-width="0.252cm" draw:fill-color="#ffe5ca" draw:textarea-horizontal-align="justify" draw:textarea-vertical-align="middle" draw:auto-grow-height="false" fo:min-height="2.922cm" fo:min-width="3.262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bce4e5" draw:textarea-horizontal-align="justify" draw:textarea-vertical-align="middle" draw:auto-grow-height="false" fo:min-height="3.471cm" fo:min-width="3.746cm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solid" draw:fill-color="#fffbcc" draw:textarea-horizontal-align="justify" draw:textarea-vertical-align="middle" draw:auto-grow-height="false" fo:min-height="2.699cm" fo:min-width="3.53cm" fo:padding-top="0.142cm" fo:padding-bottom="0.142cm" fo:padding-left="0.267cm" fo:padding-right="0.267cm"/>
    </style:style>
    <style:style style:name="gr16" style:family="graphic" style:parent-style-name="standard" style:list-style-name="L1">
      <style:graphic-properties svg:stroke-width="0.035cm" svg:stroke-color="#000000" draw:marker-start-width="0.252cm" draw:marker-end-width="0.252cm" draw:fill-color="#ffe5ca" draw:textarea-horizontal-align="justify" draw:textarea-vertical-align="middle" draw:auto-grow-height="false" fo:min-height="2.947cm" fo:min-width="3.821cm" fo:padding-top="0.142cm" fo:padding-bottom="0.142cm" fo:padding-left="0.267cm" fo:padding-right="0.267cm"/>
    </style:style>
    <style:style style:name="gr17" style:family="graphic" style:parent-style-name="objectwithoutfill">
      <style:graphic-properties draw:stroke="dash" draw:stroke-dash="Fine_20_Dashed" svg:stroke-width="0.053cm" svg:stroke-color="#00864b" draw:marker-start-width="0.279cm" draw:marker-end="Rounded_20_large_20_Arrow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5cm" fo:min-width="0cm"/>
    </style:style>
    <style:style style:name="gr19" style:family="graphic" style:parent-style-name="standard" style:list-style-name="L1">
      <style:graphic-properties svg:stroke-width="0.035cm" svg:stroke-color="#000000" draw:marker-start-width="0.252cm" draw:marker-end-width="0.252cm" draw:fill-color="#ffe5ca" draw:textarea-horizontal-align="justify" draw:textarea-vertical-align="middle" draw:auto-grow-height="false" fo:min-height="3.46cm" fo:min-width="3.296cm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style:font-name="osifont"/>
    </style:style>
    <style:style style:name="P3" style:family="paragraph">
      <loext:graphic-properties draw:fill-color="#bce4e5"/>
      <style:paragraph-properties fo:text-align="center"/>
      <style:text-properties style:font-name="osifont" fo:font-size="14pt" style:font-size-asian="14pt" style:font-size-complex="14pt"/>
    </style:style>
    <style:style style:name="P4" style:family="paragraph">
      <style:paragraph-properties fo:line-height="70%" fo:text-align="center"/>
      <style:text-properties style:font-name="osifont" fo:font-size="12pt" style:font-size-asian="12pt" style:font-size-complex="12pt"/>
    </style:style>
    <style:style style:name="P5" style:family="paragraph">
      <loext:graphic-properties draw:fill-color="#ffe5ca"/>
      <style:paragraph-properties fo:line-height="70%" fo:text-align="center"/>
      <style:text-properties style:font-name="osifont" fo:font-size="12pt" style:font-size-asian="12pt" style:font-size-complex="12pt"/>
    </style:style>
    <style:style style:name="P6" style:family="paragraph">
      <loext:graphic-properties draw:fill-color="#fffbcc"/>
      <style:paragraph-properties fo:text-align="center"/>
      <style:text-properties style:font-name="osifont" fo:font-size="12pt" style:font-size-asian="12pt" style:font-size-complex="12pt"/>
    </style:style>
    <style:style style:name="P7" style:family="paragraph">
      <style:paragraph-properties fo:line-height="80%" fo:text-align="center"/>
      <style:text-properties style:font-name="osifont" fo:font-size="12pt" style:font-size-asian="12pt" style:font-size-complex="12pt"/>
    </style:style>
    <style:style style:name="P8" style:family="paragraph">
      <loext:graphic-properties draw:fill-color="#ffe5ca"/>
      <style:paragraph-properties fo:line-height="80%" fo:text-align="center"/>
      <style:text-properties style:font-name="osifont" fo:font-size="12pt" style:font-size-asian="12pt" style:font-size-complex="12pt"/>
    </style:style>
    <style:style style:name="P9" style:family="paragraph">
      <style:paragraph-properties fo:line-height="70%" fo:text-align="center"/>
      <style:text-properties style:font-name="osifont"/>
    </style:style>
    <style:style style:name="P10" style:family="paragraph">
      <loext:graphic-properties draw:fill-color="#bce4e5"/>
      <style:paragraph-properties fo:line-height="70%" fo:text-align="center"/>
      <style:text-properties style:font-name="osifont" fo:font-size="14pt" style:font-size-asian="14pt" style:font-size-complex="14pt"/>
    </style:style>
    <style:style style:name="P11" style:family="paragraph">
      <style:paragraph-properties fo:line-height="70%" fo:text-align="center"/>
      <style:text-properties style:font-name="osifont" fo:font-size="14pt" style:font-size-asian="14pt" style:font-size-complex="14pt"/>
    </style:style>
    <style:style style:name="P12" style:family="paragraph">
      <loext:graphic-properties draw:fill="gradient" draw:fill-color="#fffbcc" draw:fill-gradient-name="Gradient_20_4"/>
      <style:paragraph-properties fo:line-height="70%" fo:text-align="center"/>
      <style:text-properties style:font-name="osifont" fo:font-size="14pt" style:font-size-asian="14pt" style:font-size-complex="14pt"/>
    </style:style>
    <style:style style:name="P13" style:family="paragraph">
      <style:text-properties style:font-name="osifont"/>
    </style:style>
    <style:style style:name="P14" style:family="paragraph">
      <loext:graphic-properties draw:fill="none" draw:fill-color="#ffffff"/>
      <style:text-properties style:font-name="osifont" fo:font-weight="bold" style:font-weight-asian="bold" style:font-weight-complex="bold"/>
    </style:style>
    <style:style style:name="P15" style:family="paragraph">
      <style:paragraph-properties fo:line-height="70%" fo:text-align="center"/>
      <style:text-properties fo:font-size="12pt" style:font-size-asian="12pt" style:font-size-complex="12pt"/>
    </style:style>
    <style:style style:name="P16" style:family="paragraph">
      <loext:graphic-properties draw:fill-color="#dddddd"/>
      <style:paragraph-properties fo:line-height="70%" fo:text-align="center"/>
      <style:text-properties fo:font-size="12pt" style:font-size-asian="12pt" style:font-size-complex="12pt"/>
    </style:style>
    <style:style style:name="P17" style:family="paragraph">
      <style:paragraph-properties fo:margin-left="0cm" fo:margin-right="0cm" fo:margin-top="0cm" fo:margin-bottom="0cm" fo:line-height="70%" fo:text-align="center" fo:text-indent="0cm"/>
    </style:style>
    <style:style style:name="P18" style:family="paragraph">
      <style:paragraph-properties fo:text-align="center"/>
    </style:style>
    <style:style style:name="P19" style:family="paragraph">
      <loext:graphic-properties draw:fill-color="#ffe5ca"/>
      <style:paragraph-properties fo:margin-left="0cm" fo:margin-right="0cm" fo:margin-top="0cm" fo:margin-bottom="0cm" fo:line-height="70%" fo:text-align="center" fo:text-indent="0cm"/>
    </style:style>
    <style:style style:name="P20" style:family="paragraph">
      <style:paragraph-properties fo:line-height="90%" fo:text-align="center"/>
      <style:text-properties style:font-name="osifont"/>
    </style:style>
    <style:style style:name="P21" style:family="paragraph">
      <loext:graphic-properties draw:fill-color="#bce4e5"/>
      <style:paragraph-properties fo:line-height="90%" fo:text-align="center"/>
      <style:text-properties style:font-name="osifont" fo:font-size="14pt" style:font-size-asian="14pt" style:font-size-complex="14pt"/>
    </style:style>
    <style:style style:name="P22" style:family="paragraph">
      <loext:graphic-properties draw:fill="solid" draw:fill-color="#fffbcc"/>
      <style:paragraph-properties fo:line-height="70%" fo:text-align="center"/>
      <style:text-properties style:font-name="osifont" fo:font-size="14pt" style:font-size-asian="14pt" style:font-size-complex="14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line-height="70%"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style:font-name="osifont"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6pt" style:font-size-asian="6pt" style:font-size-complex="6pt"/>
    </style:style>
    <style:style style:name="T9" style:family="text">
      <style:text-properties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osifont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ce181e" style:text-outline="false" style:text-line-through-style="none" style:text-line-through-type="none" style:font-name="osifont" fo:font-style="normal" fo:text-shadow="none" style:text-underline-style="none" fo:font-weight="bold" style:letter-kerning="true" style:font-name-asian="Noto Sans CJK SC" style:font-style-asian="normal" style:font-weight-asian="bold" style:font-name-complex="Lohit Devanagari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osifont" fo:font-style="normal" fo:text-shadow="none" style:text-underline-style="none" fo:font-weight="bold" style:letter-kerning="true" style:font-name-asian="Noto Sans CJK SC" style:font-style-asian="normal" style:font-weight-asian="bold" style:font-name-complex="Lohit Devanagari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osifont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osifont"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font-name="osifont" fo:font-size="12pt" style:font-size-asian="12pt" style:font-size-complex="12pt"/>
    </style:style>
    <style:style style:name="T16" style:family="text">
      <style:text-properties style:font-name="osifont" fo:font-size="11pt" style:font-size-asian="11pt" style:font-size-complex="11pt"/>
    </style:style>
    <style:style style:name="T17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18" style:family="text">
      <style:text-properties style:font-name="osifont" fo:font-size="14pt" style:font-size-asian="14pt" style:font-size-complex="14pt"/>
    </style:style>
    <style:style style:name="T19" style:family="text">
      <style:text-properties fo:font-variant="normal" fo:text-transform="none" fo:color="#00864b" style:text-outline="false" style:text-line-through-style="none" style:text-line-through-type="none" style:font-name="osifont" fo:font-style="normal" fo:text-shadow="none" style:text-underline-style="none" fo:font-weight="bold" style:letter-kerning="true" style:font-name-asian="Noto Sans CJK SC" style:font-style-asian="normal" style:font-weight-asian="bold" style:font-name-complex="Lohit Devanagari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9.7cm" svg:height="10.526cm" svg:x="0cm" svg:y="10.4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9.7cm" svg:height="10.391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7cm" svg:height="3.689cm" svg:x="0.405cm" svg:y="2.294cm">
          <text:p text:style-name="P2"><text:span text:style-name="T1">Original</text:span></text:p>
          <text:p text:style-name="P2"><text:span text:style-name="T1">Imag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745cm" svg:height="4.19cm" svg:x="4.684cm" svg:y="5.385cm">
          <text:p text:style-name="P4">GCP’s</text:p>
          <text:p text:style-name="P4"><text:span text:style-name="T2">Source CRS = SCRS</text:span></text:p>
          <text:p text:style-name="P4"><text:span text:style-name="T2">Get Transform</text:span></text:p>
          <text:p text:style-name="P4"><text:span text:style-name="T3">Lon/Lat ↔ XY</text:span></text:p>
          <draw:enhanced-geometry svg:viewBox="0 0 21600 21600" draw:text-areas="0 ?f0 21600 21600" draw:type="up-arrow-callout" draw:modifiers="7200 5400 3600 8100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5" draw:text-style-name="P6" draw:layer="layout" svg:width="3.422cm" svg:height="1.562cm" svg:x="4.858cm" svg:y="3.391cm">
          <text:p text:style-name="P2"><text:span text:style-name="T4">gdal_transla</text:span><text:span text:style-name="T4">t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3" draw:layer="layout" svg:width="4.246cm" svg:height="3.689cm" svg:x="8.436cm" svg:y="2.36cm">
          <text:p text:style-name="P2"><text:span text:style-name="T1">Image</text:span></text:p>
          <text:p text:style-name="P2"><text:span text:style-name="T1">with spatial </text:span></text:p>
          <text:p text:style-name="P2"><text:span text:style-name="T1">Meta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4.32cm" svg:height="4.223cm" svg:x="12.679cm" svg:y="5.358cm">
          <text:p text:style-name="P7">Target Resolution</text:p>
          <text:p text:style-name="P7"><text:span text:style-name="T2">Target CRS = TCRS</text:span></text:p>
          <text:p text:style-name="P7"><text:span text:style-name="T5">Resampling Algorithm</text:span></text:p>
          <text:p text:style-name="P7"><text:span text:style-name="T6">parallel Axis to TCRS</text:span></text:p>
          <draw:enhanced-geometry svg:viewBox="0 0 21600 21600" draw:text-areas="0 ?f0 21600 21600" draw:type="up-arrow-callout" draw:modifiers="7200 5650 3114.20454545455 8258.088405461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5" draw:text-style-name="P6" draw:layer="layout" svg:width="3.422cm" svg:height="1.562cm" svg:x="13.193cm" svg:y="3.468cm">
          <text:p text:style-name="P2"><text:span text:style-name="T4">gdalwarp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0" draw:layer="layout" svg:width="6.33cm" svg:height="4.448cm" svg:x="17.005cm" svg:y="1.948cm">
          <text:p text:style-name="P9"><text:span text:style-name="T1">resampled</text:span></text:p>
          <text:p text:style-name="P9"><text:span text:style-name="T1">Geo-referenced</text:span></text:p>
          <text:p text:style-name="P9"><text:span text:style-name="T1">Image </text:span></text:p>
          <text:p text:style-name="P9"><text:span text:style-name="T4">with spatial </text:span></text:p>
          <text:p text:style-name="P9"><text:span text:style-name="T4">Metadata Target CRS</text:span></text:p>
          <text:p text:style-name="P9"><text:span text:style-name="T4">affine Transformation</text:span></text:p>
          <text:p text:style-name="P9"><text:span text:style-name="T4">defined Size of a Pixel in [m]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5.609cm" svg:height="4.471cm" svg:x="23.712cm" svg:y="1.944cm">
          <text:p text:style-name="P11"><text:span text:style-name="T7">GIS </text:span><text:span text:style-name="T7">Application</text:span></text:p>
          <text:p text:style-name="P11"><text:span text:style-name="T4">Overlay </text:span></text:p>
          <text:p text:style-name="P11"><text:span text:style-name="T4">Vector Data</text:span></text:p>
          <text:p text:style-name="P11"><text:span text:style-name="T8"/></text:p>
          <text:p text:style-name="P11"><text:span text:style-name="T4">adopts all </text:span></text:p>
          <text:p text:style-name="P11"><text:span text:style-name="T4">Transformati</text:span><text:span text:style-name="T4">ons</text:span></text:p>
          <text:p text:style-name="P11"><text:span text:style-name="T9"/></text:p>
          <text:p text:style-name="P11"><text:span text:style-name="T10">Drawing </text:span><text:span text:style-name="T10">Definitions</text:span></text:p>
          <text:p text:style-name="P11"><text:span text:style-name="T3">Map Canvas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frame draw:style-name="gr10" draw:text-style-name="P14" draw:layer="layout" svg:width="28.662cm" svg:height="1.309cm" svg:x="0.16cm" svg:y="0.082cm">
          <draw:text-box>
            <text:p text:style-name="P13"><text:span text:style-name="T11">Classical Mapping Approach</text:span><text:span text:style-name="T12"> → <text:s/></text:span><text:span text:style-name="T13">transfers the image source</text:span><text:span text:style-name="T14"> into a </text:span><text:span text:style-name="T7">geo-referenced canvas</text:span><text:span text:style-name="T14"> for the GIS -Application </text:span></text:p>
          </draw:text-box>
        </draw:frame>
        <draw:custom-shape draw:style-name="gr11" draw:text-style-name="P16" draw:layer="layout" svg:width="9.957cm" svg:height="2.668cm" svg:x="19.339cm" svg:y="6.905cm">
          <text:p text:style-name="P15"><text:span text:style-name="T4">Every input is </text:span><text:span text:style-name="T4">stored within the </text:span><text:span text:style-name="T4">image by modifying </text:span><text:span text:style-name="T4">the metadata or </text:span><text:span text:style-name="T4">the image it self. </text:span><text:span text:style-name="T4">That means:</text:span></text:p>
          <text:p text:style-name="P15"><text:span text:style-name="T4"><text:s/></text:span><text:span text:style-name="T3">Axis parallel + </text:span><text:span text:style-name="T3">defined Pixel Size</text:span></text:p>
          <text:p text:style-name="P15"><text:span text:style-name="T4">The difference </text:span><text:span text:style-name="T4">between Drawing &amp; </text:span><text:span text:style-name="T4">Map is </text:span></text:p>
          <text:p text:style-name="P15"><text:span text:style-name="T3">defined Scale,</text:span><text:span text:style-name="T4"> </text:span><text:span text:style-name="T3">CRS </text:span><text:span text:style-name="T3">on a Print Madia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4.294cm" svg:height="3.689cm" svg:x="0.381cm" svg:y="15.187cm">
          <text:p text:style-name="P2"><text:span text:style-name="T1">Original</text:span></text:p>
          <text:p text:style-name="P2"><text:span text:style-name="T1">Image is Map</text:span></text:p>
          <text:p text:style-name="P2"><text:span text:style-name="T1">without Metadata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3.761cm" svg:height="4.758cm" svg:x="4.675cm" svg:y="11.198cm">
          <text:p text:style-name="P17"><text:span text:style-name="T15">GCP’s</text:span></text:p>
          <text:p text:style-name="P17"><text:span text:style-name="T16">Source CRS = SCRS</text:span></text:p>
          <text:p text:style-name="P17"><text:span text:style-name="T16">Get Transform</text:span></text:p>
          <text:p text:style-name="P18"><text:span text:style-name="T10">Lon/Lat ↔ XY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4" draw:text-style-name="P21" draw:layer="layout" svg:width="4.246cm" svg:height="3.721cm" svg:x="8.436cm" svg:y="15.187cm">
          <text:p text:style-name="P20"><text:span text:style-name="T1">Original </text:span></text:p>
          <text:p text:style-name="P20"><text:span text:style-name="T1">Image is a Map</text:span></text:p>
          <text:p text:style-name="P20"><text:span text:style-name="T17">Map Canvas ?</text:span></text:p>
          <text:p text:style-name="P20"><text:span text:style-name="T1">with spatial </text:span></text:p>
          <text:p text:style-name="P20"><text:span text:style-name="T1">Metadata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draw:layer="layout" svg:width="6.043cm" svg:height="2.948cm" svg:x="21.055cm" svg:y="15.671cm">
          <text:p text:style-name="P11">Pure</text:p>
          <text:p text:style-name="P11">Vector Data</text:p>
          <text:p text:style-name="P11"><text:span text:style-name="T4">Lon/Lat</text:span></text:p>
          <text:p text:style-name="P11"><text:span text:style-name="T4">for</text:span></text:p>
          <text:p text:style-name="P11"><text:span text:style-name="T18">Overlay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16" draw:text-style-name="P19" draw:layer="layout" svg:width="4.32cm" svg:height="4.795cm" svg:x="12.679cm" svg:y="11.234cm">
          <text:p text:style-name="P17"><text:span text:style-name="T15">Transform the</text:span></text:p>
          <text:p text:style-name="P17"><text:span text:style-name="T15">Vector Data</text:span></text:p>
          <text:p text:style-name="P17"><text:span text:style-name="T15">Map Canvas</text:span></text:p>
          <text:p text:style-name="P18"><text:span text:style-name="T10">Lon/Lat ↔ XY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" draw:text-style-name="P6" draw:layer="layout" svg:width="3.422cm" svg:height="1.562cm" svg:x="4.834cm" svg:y="16.57cm">
          <text:p text:style-name="P2"><text:span text:style-name="T4">gdal_translat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7" draw:text-style-name="P23" draw:layer="layout" svg:x1="10.519cm" svg:y1="6.197cm" svg:x2="10.545cm" svg:y2="14.303cm">
          <text:p/>
        </draw:line>
        <draw:frame draw:style-name="gr18" draw:text-style-name="P14" draw:layer="layout" svg:width="29.7cm" svg:height="1.405cm" svg:x="0.2cm" svg:y="19.38cm">
          <draw:text-box>
            <text:p text:style-name="P13"><text:span text:style-name="T19">Map Recycling Approach</text:span><text:span text:style-name="T12"> → <text:s/></text:span><text:span text:style-name="T13">augments an existing image to represent</text:span><text:span text:style-name="T14"> a Map Canvas but needs a JS - Application for Drawing</text:span></text:p>
          </draw:text-box>
        </draw:frame>
        <draw:custom-shape draw:style-name="gr11" draw:text-style-name="P16" draw:layer="layout" svg:width="9.957cm" svg:height="2.668cm" svg:x="19.339cm" svg:y="11.246cm">
          <text:p text:style-name="P15"><text:span text:style-name="T4">Browser based Map Drawing using Java Script and a GeoTiff as Background</text:span></text:p>
          <text:p text:style-name="P15"><text:span text:style-name="T4"/></text:p>
          <text:p text:style-name="P15"><text:span text:style-name="T4">LeafletJS / MapBox Studio etc. <text:s/>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5.692cm" svg:height="3.71cm" svg:x="15.141cm" svg:y="15.387cm">
          <text:p text:style-name="P17"><text:span text:style-name="T18">Browser based</text:span></text:p>
          <text:p text:style-name="P24"><text:span text:style-name="T18">JavaScript </text:span></text:p>
          <text:p text:style-name="P24"><text:span text:style-name="T18">Software</text:span></text:p>
          <text:p text:style-name="P24"><text:span text:style-name="T18"/></text:p>
          <text:p text:style-name="P24"><text:span text:style-name="T18">Transformation</text:span></text:p>
          <text:p text:style-name="P24"><text:span text:style-name="T18">to Polar Sphere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sifont" svg:font-family="osifon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4" draw:display-name="Gradient 4" draw:style="linear" draw:start-color="#fffbcc" draw:end-color="#ffdaa2" draw:start-intensity="100%" draw:end-intensity="100%" draw:angle="45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29T00:53:15.557338648</meta:creation-date>
    <dc:date>2021-12-29T04:49:54.320298199</dc:date>
    <meta:editing-duration>PT2H28M</meta:editing-duration>
    <meta:editing-cycles>5</meta:editing-cycles>
    <meta:generator>LibreOffice/6.0.7.3$Linux_X86_64 LibreOffice_project/00m0$Build-3</meta:generator>
    <meta:document-statistic meta:object-count="22"/>
  </office:meta>
</office:document-meta>
</file>